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T1" style:family="text">
      <style:text-properties fo:font-variant="normal" fo:text-transform="none" fo:color="#000000" style:font-name="sans-serif" fo:font-size="13.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ole-based access control (RBAC)</text:span> </text:p>
      <text:p text:style-name="P1">Die rollenbasierte Zugriffskontrolle (RBAC) ist ein Sicherheitsmodell, das den Zugriff auf Ressourcen auf der Grundlage der Rolle eines Benutzers innerhalb einer Organisation einschränkt. Es ermöglicht Organisationen, Berechtigungen für Rollen zu definieren und zuzuweisen und dann Benutzer diesen Rollen zuzuweisen. Auf diese Weise erhält jeder Benutzer je nach seinen Aufgaben Zugang zu den Ressourcen.</text:p>
      <text:p text:style-name="P1"/>
      <text:p text:style-name="P1">Die rollenbasierte Zugriffskontrolle (RBAC) ist ein Sicherheitsmodell, das den Zugriff auf Ressourcen auf der Grundlage der Rolle eines Benutzers innerhalb einer Organisation einschränkt. Es ermöglicht Organisationen, Berechtigungen für Rollen zu definieren und zuzuweisen und dann Benutzer diesen Rollen zuzuweisen. Auf diese Weise erhält jeder Benutzer je nach seinen Aufgaben Zugriff auf Ressourcen.<text:line-break/><text:line-break/>So könnte ein Unternehmen beispielsweise eine Rolle "Vertriebsmitarbeiter" mit der Berechtigung zum Anzeigen und Bearbeiten von Kundenkontaktinformationen und eine Rolle "Systemadministrator" mit der Berechtigung zum Verwalten aller Cloud-Ressourcen des Unternehmens definieren. Die Benutzer würden dann je nach ihren Aufgaben einer oder mehreren Rollen zugewiesen und könnten auf die für ihre Rollen spezifischen Ressourcen zugreif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44cm" fo:margin-bottom="1.997cm" fo:margin-left="1.05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M42S</meta:editing-duration>
    <meta:editing-cycles>6</meta:editing-cycles>
    <meta:generator>OpenOffice/4.1.14$Win32 OpenOffice.org_project/4114m1$Build-9811</meta:generator>
    <dc:date>2023-11-26T12:53:51.68</dc:date>
    <dc:creator>kaos sevdalisi</dc:creator>
    <meta:document-statistic meta:table-count="0" meta:image-count="0" meta:object-count="0" meta:page-count="1" meta:paragraph-count="3" meta:word-count="163" meta:character-count="1276"/>
    <meta:user-defined meta:name="Info 1"/>
    <meta:user-defined meta:name="Info 2"/>
    <meta:user-defined meta:name="Info 3"/>
    <meta:user-defined meta:name="Info 4"/>
  </office:meta>
</office:document-meta>
</file>